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24.13cm" svg:x="-4.715cm" svg:y="-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8.415cm" svg:height="18.415cm" svg:x="-1.675cm" svg:y="-1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334cm" svg:height="13.334cm" svg:x="0.866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55cm" svg:height="8.255cm" svg:x="3.405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175cm" svg:x="5.945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86cm" fo:page-height="14.9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Vianna</meta:initial-creator>
    <meta:creation-date>2011-09-05T11:57:15</meta:creation-date>
    <dc:date>2011-09-09T12:04:44</dc:date>
    <dc:creator>Thiago Gomes</dc:creator>
    <meta:editing-duration>PT00H14M34S</meta:editing-duration>
    <meta:editing-cycles>2</meta:editing-cycles>
    <meta:generator>OpenOffice.org/3.2$Linux OpenOffice.org_project/320m19$Build-9505</meta:generator>
    <meta:document-statistic meta:object-count="5"/>
  </office:meta>
</office:document-meta>
</file>